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2" svg:font-family="Arial"/>
    <style:font-face style:name="Arial3" svg:font-family="Arial" style:font-adornments="Standard"/>
    <style:font-face style:name="DejaVu Sans4" svg:font-family="'DejaVu Sans'" style:font-adornments="Book"/>
    <style:font-face style:name="DejaVu Sans2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DejaVu Sans3" svg:font-family="'DejaVu Sans'" style:font-family-generic="swiss"/>
    <style:font-face style:name="DejaVu Sans1" svg:font-family="'DejaVu Sans'" style:font-adornments="Fett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9.442cm"/>
    </style:style>
    <style:style style:name="Tabelle1.B" style:family="table-column">
      <style:table-column-properties style:column-width="5.375cm"/>
    </style:style>
    <style:style style:name="Tabelle1.C" style:family="table-column">
      <style:table-column-properties style:column-width="2.672cm"/>
    </style:style>
    <style:style style:name="Tabelle1.A1" style:family="table-cell">
      <style:table-cell-properties fo:padding="0cm" fo:border="none"/>
    </style:style>
    <style:style style:name="Tabelle1.5" style:family="table-row">
      <style:table-row-properties style:min-row-height="2.133cm"/>
    </style:style>
    <style:style style:name="Tabelle1.7" style:family="table-row">
      <style:table-row-properties style:min-row-height="8.301cm"/>
    </style:style>
    <style:style style:name="Tabelle1.A10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C10" style:family="table-cell">
      <style:table-cell-properties fo:padding="0.049cm" fo:border="0.002cm solid #cccccd"/>
    </style:style>
    <style:style style:name="Tabelle1.A11" style:family="table-cell">
      <style:table-cell-properties fo:padding="0.049cm" fo:border-left="0.002cm solid #cccccd" fo:border-right="none" fo:border-top="none" fo:border-bottom="0.002cm solid #cccccd"/>
    </style:style>
    <style:style style:name="Tabelle1.C11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2" style:family="table-row">
      <style:table-row-properties style:min-row-height="0.52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DejaVu Sans" fo:font-weight="bold" style:font-weight-asian="bold" style:font-weight-complex="bold"/>
    </style:style>
    <style:style style:name="P4" style:family="paragraph" style:parent-style-name="Standard">
      <style:text-properties fo:font-size="10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1pt" fo:language="en" fo:country="US" fo:font-weight="normal" style:font-name-asian="Arial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P6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Table_20_Contents">
      <style:text-properties style:font-name="DejaVu Sans" fo:font-weight="bold" style:font-weight-asian="bold" style:font-weight-complex="bold"/>
    </style:style>
    <style:style style:name="P8" style:family="paragraph" style:parent-style-name="Horizontal_20_Line">
      <style:text-properties style:font-name="Arial" fo:font-size="10.5pt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color="#000000" style:font-name="DejaVu Sans3" fo:font-size="10pt" fo:language="en" fo:country="US" fo:font-weight="normal" style:font-name-asian="Arial" style:font-size-asian="10pt" style:language-asian="zxx" style:country-asian="none" style:font-weight-asian="normal" style:font-name-complex="Lucidasans" style:font-size-complex="10pt" style:language-complex="zxx" style:country-complex="none" style:font-weight-complex="normal"/>
    </style:style>
    <style:style style:name="P10" style:family="paragraph" style:parent-style-name="Standard">
      <style:text-properties style:font-name="DejaVu Sans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3"/>
    </style:style>
    <style:style style:name="P12" style:family="paragraph" style:parent-style-name="Standard">
      <style:text-properties style:font-name="DejaVu Sans3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DejaVu Sans"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3" fo:font-weight="bold" style:font-weight-asian="bold" style:font-weight-complex="bold"/>
    </style:style>
    <style:style style:name="P15" style:family="paragraph">
      <style:paragraph-properties fo:text-align="start"/>
      <style:text-properties style:text-line-through-style="none" style:font-name="DejaVu Sans1" fo:font-size="12pt" fo:font-style="normal" style:text-underline-style="none" fo:font-weight="bold"/>
    </style:style>
    <style:style style:name="P16" style:family="paragraph">
      <style:paragraph-properties fo:text-align="start"/>
      <style:text-properties style:text-line-through-style="none" fo:font-family="'DejaVu Sans'" style:font-style-name="Standard" style:font-family-generic="swiss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font-name="DejaVu Sans2" fo:font-size="12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font-name="Arial3" fo:font-size="12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fo:font-family="'DejaVu Sans'" style:font-style-name="Standard" style:font-family-generic="swiss" fo:font-size="12pt" fo:font-style="normal" style:text-underline-style="none" fo:font-weight="normal"/>
    </style:style>
    <style:style style:name="P20" style:family="paragraph">
      <style:paragraph-properties fo:text-align="start"/>
      <style:text-properties style:text-line-through-style="none" style:font-name="DejaVu Sans4" fo:font-size="12pt" fo:font-style="normal" style:text-underline-style="none"/>
    </style:style>
    <style:style style:name="P21" style:family="paragraph">
      <style:paragraph-properties fo:text-align="start"/>
      <style:text-properties style:text-line-through-style="none" fo:font-family="'DejaVu Sans'" style:font-style-name="Standard" style:font-family-generic="swiss" fo:font-size="12pt" fo:font-style="normal" style:text-underline-style="none"/>
    </style:style>
    <style:style style:name="P22" style:family="paragraph">
      <style:paragraph-properties fo:text-align="center"/>
    </style:style>
    <style:style style:name="P23" style:family="paragraph">
      <style:paragraph-properties fo:text-align="start"/>
      <style:text-properties style:text-line-through-style="none" fo:font-family="'DejaVu Sans'" style:font-style-name="Standard" style:font-family-generic="swiss" fo:font-size="10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DejaVu Sans1" fo:font-size="10pt" fo:font-style="normal" style:text-underline-style="none" fo:font-weight="normal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3"/>
    </style:style>
    <style:style style:name="T6" style:family="text">
      <style:text-properties style:font-name="DejaVu Sans3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00ff00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rnumber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riginalpric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rrearsfe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otalpric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original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company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umber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number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2" office:value-type="string">
            <text:p text:style-name="P6">Musterfirma, Musterstrasse 2345 Musterstadt</text:p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2" office:value-type="string">
            <text:p text:style-name="Standard"><draw:control text:anchor-type="as-char" svg:y="-0.069cm" draw:z-index="12" draw:style-name="gr1" draw:text-style-name="P20" svg:width="6.298cm" svg:height="0.689cm" draw:control="control12"/></text:p>
            <text:p text:style-name="Standard"><draw:control text:anchor-type="as-char" svg:y="-0.069cm" draw:z-index="6" draw:style-name="gr1" draw:text-style-name="P20" svg:width="6.298cm" svg:height="0.689cm" draw:control="control7"/></text:p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2" office:value-type="string">
            <text:p text:style-name="Standard"><draw:control text:anchor-type="as-char" draw:z-index="7" draw:style-name="gr2" draw:text-style-name="P20" svg:width="6.298cm" svg:height="0.689cm" draw:control="control8"/></text:p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2" office:value-type="string">
            <text:p text:style-name="Standard"><draw:control text:anchor-type="as-char" draw:z-index="8" draw:style-name="gr2" draw:text-style-name="P20" svg:width="6.298cm" svg:height="0.689cm" draw:control="control9"/></text:p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 table:style-name="Tabelle1.5"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P7"><draw:control text:anchor-type="char" draw:z-index="5" draw:style-name="gr3" draw:text-style-name="P19" svg:width="2.712cm" svg:height="0.689cm" svg:x="14.958cm" svg:y="0.623cm" draw:control="control6"/> <text:s/><draw:control text:anchor-type="as-char" draw:z-index="10" draw:style-name="gr2" draw:text-style-name="P15" svg:width="0.472cm" svg:height="0.689cm" draw:control="control10"/>.Mahnung</text:p>
            <text:p text:style-name="P2"><text:span text:style-name="T5">Datum</text:span>: <text:s text:c="24"/></text:p>
            <text:p text:style-name="P2"/>
            <text:p text:style-name="P2"/>
          </table:table-cell>
          <table:covered-table-cell/>
          <table:covered-table-cell/>
        </table:table-row>
        <table:table-row table:style-name="Tabelle1.7">
          <table:table-cell table:style-name="Tabelle1.A1" table:number-columns-spanned="3" office:value-type="string">
            <text:p text:style-name="P3"><draw:line text:anchor-type="paragraph" draw:z-index="13" draw:style-name="gr4" draw:text-style-name="P22" svg:x1="0.058cm" svg:y1="7.803cm" svg:x2="17.388cm" svg:y2="7.803cm"><text:p/></draw:line><draw:control text:anchor-type="as-char" svg:y="-2.067cm" draw:z-index="11" draw:style-name="gr1" draw:text-style-name="P21" svg:width="17.488cm" svg:height="7.469cm" draw:control="control11"/></text:p>
            <text:p text:style-name="P3"><text:s text:c="7"/></text:p>
            <text:p text:style-name="P3"/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7">Original Rechnung Nr: <draw:control text:anchor-type="as-char" svg:y="-0.436cm" draw:z-index="0" draw:style-name="gr1" draw:text-style-name="P15" svg:width="3.483cm" svg:height="0.618cm" draw:control="control1"/></text:p>
          </table:table-cell>
          <table:table-cell table:style-name="Tabelle1.A1" table:number-columns-spanned="2" office:value-type="string">
            <text:p text:style-name="P7">Rechnung vom: <draw:control text:anchor-type="as-char" draw:z-index="4" draw:style-name="gr2" draw:text-style-name="P18" svg:width="2.712cm" svg:height="0.618cm" draw:control="control5"/></text:p>
          </table:table-cell>
          <table:covered-table-cell/>
        </table:table-row>
        <table:table-row>
          <table:table-cell table:style-name="Tabelle1.A1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elle1.A10" table:number-columns-spanned="2" office:value-type="string">
            <text:p text:style-name="P11">Original Rechnungsbetrag</text:p>
          </table:table-cell>
          <table:covered-table-cell/>
          <table:table-cell table:style-name="Tabelle1.C10" office:value-type="string">
            <text:p text:style-name="P1"><draw:control text:anchor-type="as-char" svg:y="-0.344cm" draw:z-index="1" draw:style-name="gr1" draw:text-style-name="P16" svg:width="2.453cm" svg:height="0.689cm" draw:control="control2"/></text:p>
          </table:table-cell>
        </table:table-row>
        <table:table-row>
          <table:table-cell table:style-name="Tabelle1.A11" table:number-columns-spanned="2" office:value-type="string">
            <text:p text:style-name="P11">Mahngebühr</text:p>
          </table:table-cell>
          <table:covered-table-cell/>
          <table:table-cell table:style-name="Tabelle1.C11" office:value-type="string">
            <text:p text:style-name="P1"><draw:control text:anchor-type="as-char" draw:z-index="2" draw:style-name="gr2" draw:text-style-name="P16" svg:width="2.573cm" svg:height="0.689cm" draw:control="control3"/></text:p>
          </table:table-cell>
        </table:table-row>
        <table:table-row table:style-name="Tabelle1.12">
          <table:table-cell table:style-name="Tabelle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P14">Zu zahlender Betrag: <text:s text:c="4"/></text:p>
          </table:table-cell>
          <table:covered-table-cell/>
          <table:table-cell table:style-name="Tabelle1.A1" office:value-type="string">
            <text:p text:style-name="P2"><draw:control text:anchor-type="as-char" svg:y="-0.383cm" draw:z-index="3" draw:style-name="gr1" draw:text-style-name="P17" svg:width="2.53cm" svg:height="0.558cm" draw:control="control4"/> </text:p>
          </table:table-cell>
        </table:table-row>
      </table:table>
      <text:p text:style-name="P4"><draw:rect text:anchor-type="paragraph" draw:z-index="16" draw:style-name="gr5" draw:text-style-name="P22" svg:width="17.403cm" svg:height="2.712cm" svg:x="0.086cm" svg:y="0.288cm"><text:p/></draw:rect></text:p>
      <text:p text:style-name="P12"><text:s/>Bankverbindung:<text:tab/><text:tab/><text:tab/><text:tab/><text:tab/><text:tab/>Zahlungsangaben:</text:p>
      <text:p text:style-name="P9"><text:s/>Kontoinhaber<text:tab/> : Stefan Muster<text:tab/><text:tab/><text:tab/><text:tab/>Kundennummer<text:tab/>:<draw:control text:anchor-type="as-char" svg:y="-0.344cm" draw:z-index="14" draw:style-name="gr1" draw:text-style-name="P23" svg:width="3.375cm" svg:height="0.496cm" draw:control="control13"/><text:line-break/> Bank<text:tab/><text:tab/> : Sparkasse Musterhausen <text:s/></text:p>
      <text:p text:style-name="P5"><text:span text:style-name="T6"><text:s/>BLZ<text:tab/><text:tab/> : 555787 <text:tab/><text:tab/><text:line-break/> Kontonummer: 123456789<text:tab/><text:tab/><text:tab/><text:tab/><text:tab/>Rechnungsnummer<text:tab/>:</text:span><draw:control text:anchor-type="as-char" svg:y="-0.286cm" draw:z-index="15" draw:style-name="gr1" draw:text-style-name="P24" svg:width="3.483cm" svg:height="0.473cm" draw:control="control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3" svg:font-family="Arial" style:font-adornments="Standard"/>
    <style:font-face style:name="DejaVu Sans4" svg:font-family="'DejaVu Sans'" style:font-adornments="Book"/>
    <style:font-face style:name="DejaVu Sans2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DejaVu Sans3" svg:font-family="'DejaVu Sans'" style:font-family-generic="swiss"/>
    <style:font-face style:name="DejaVu Sans1" svg:font-family="'DejaVu Sans'" style:font-adornments="Fett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8.516cm" svg:y="-0.286cm" svg:width="10.483cm" svg:height="2.51cm" draw:z-index="9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bookmark-start text:name="DDE_LINK"/><text:span text:style-name="MT2">Bankverbindung: Stefan Muster | Sparkasse Musterhausen | </text:span><text:span text:style-name="MT3">BLZ: 555787 Kontonummer: 123456789</text:span><text:bookmark-end text:name="DDE_LIN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8-11-09T20:22:43</dc:date>
    <meta:editing-cycles>62</meta:editing-cycles>
    <meta:editing-duration>PT25H48M08S</meta:editing-duration>
    <dc:creator>Jan Hahnisch</dc:creator>
    <meta:document-statistic meta:table-count="1" meta:image-count="1" meta:object-count="0" meta:page-count="1" meta:paragraph-count="21" meta:word-count="64" meta:character-count="633"/>
    <meta:user-defined meta:name="Info 1"/>
    <meta:user-defined meta:name="Info 2"/>
    <meta:user-defined meta:name="Info 3"/>
    <meta:user-defined meta:name="Info 4"/>
  </office:meta>
</office:document-meta>
</file>